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text-properties style:font-name="Helvetica" officeooo:rsid="000fc2e1" officeooo:paragraph-rsid="000fc2e1"/>
    </style:style>
    <style:style style:name="P3" style:family="paragraph" style:parent-style-name="Standard">
      <style:text-properties style:font-name="Helvetica" officeooo:rsid="000ffa43" officeooo:paragraph-rsid="000ffa43"/>
    </style:style>
    <style:style style:name="P4" style:family="paragraph" style:parent-style-name="Standard">
      <style:text-properties style:font-name="Helvetica" officeooo:rsid="00119027" officeooo:paragraph-rsid="00119027"/>
    </style:style>
    <style:style style:name="P5" style:family="paragraph" style:parent-style-name="Standard">
      <style:text-properties style:font-name="Helvetica" fo:font-size="14pt" fo:font-weight="bold" style:font-size-asian="14pt" style:font-weight-asian="bold" style:font-size-complex="14pt" style:font-weight-complex="bold"/>
    </style:style>
    <style:style style:name="P6" style:family="paragraph" style:parent-style-name="Standard">
      <style:text-properties style:font-name="Helvetica" fo:font-size="13pt" style:text-underline-style="solid" style:text-underline-width="auto" style:text-underline-color="font-color" style:font-size-asian="13pt" style:font-size-complex="13pt"/>
    </style:style>
    <style:style style:name="P7" style:family="paragraph" style:parent-style-name="Standard">
      <style:text-properties style:font-name="Helvetica" fo:font-size="13pt" style:text-underline-style="solid" style:text-underline-width="auto" style:text-underline-color="font-color" officeooo:rsid="00119027" officeooo:paragraph-rsid="00119027" style:font-size-asian="13pt" style:font-size-complex="13pt"/>
    </style:style>
    <style:style style:name="P8" style:family="paragraph" style:parent-style-name="Standard">
      <style:paragraph-properties fo:text-align="center" style:justify-single-word="false"/>
      <style:text-properties fo:color="#000000" style:font-name="Helvetica"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color="#000000" style:font-name="Helvetica" fo:font-size="20pt" fo:font-weight="bold" officeooo:rsid="00119027" officeooo:paragraph-rsid="00119027"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style:font-name="Helvetica" fo:font-size="22pt" fo:font-weight="bold" officeooo:rsid="00119027" officeooo:paragraph-rsid="00119027" style:font-size-asian="22pt" style:font-weight-asian="bold" style:font-size-complex="22pt" style:font-weight-complex="bold"/>
    </style:style>
    <style:style style:name="P11" style:family="paragraph" style:parent-style-name="Standard">
      <style:paragraph-properties fo:text-align="center" style:justify-single-word="false"/>
      <style:text-properties fo:color="#000000" style:font-name="Helvetica" fo:font-size="22pt" style:text-underline-style="solid" style:text-underline-width="auto" style:text-underline-color="font-color" fo:font-weight="bold" officeooo:rsid="00119027" officeooo:paragraph-rsid="00119027" style:font-size-asian="22pt" style:font-weight-asian="bold" style:font-size-complex="22pt" style:font-weight-complex="bold"/>
    </style:style>
    <style:style style:name="P12" style:family="paragraph" style:parent-style-name="Standard">
      <style:text-properties style:font-name="Helvetica"/>
    </style:style>
    <style:style style:name="P13" style:family="paragraph" style:parent-style-name="Standard">
      <style:text-properties style:font-name="Helvetica" officeooo:rsid="000ffd25"/>
    </style:style>
    <style:style style:name="P14" style:family="paragraph" style:parent-style-name="Standard" style:list-style-name="L1">
      <style:text-properties style:font-name="Helvetica" officeooo:paragraph-rsid="00199c92"/>
    </style:style>
    <style:style style:name="P15" style:family="paragraph" style:parent-style-name="Standard" style:list-style-name="L5">
      <style:text-properties style:font-name="Helvetica" officeooo:rsid="000fc2e1" officeooo:paragraph-rsid="000fc2e1"/>
    </style:style>
    <style:style style:name="P16" style:family="paragraph" style:parent-style-name="Standard" style:list-style-name="L5">
      <style:text-properties style:font-name="Helvetica" officeooo:rsid="000fc2e1" officeooo:paragraph-rsid="001bca76"/>
    </style:style>
    <style:style style:name="P17" style:family="paragraph" style:parent-style-name="Standard" style:list-style-name="L4">
      <style:text-properties style:font-name="Helvetica" officeooo:rsid="000fc2e1" officeooo:paragraph-rsid="0013cfe4"/>
    </style:style>
    <style:style style:name="P18" style:family="paragraph" style:parent-style-name="Standard" style:list-style-name="L6">
      <style:text-properties style:font-name="Helvetica" officeooo:rsid="000ffa43" officeooo:paragraph-rsid="000ffa43"/>
    </style:style>
    <style:style style:name="P19" style:family="paragraph" style:parent-style-name="Standard" style:list-style-name="L4">
      <style:text-properties style:font-name="Helvetica" officeooo:rsid="0013fa51" officeooo:paragraph-rsid="0013fa51"/>
    </style:style>
    <style:style style:name="P20" style:family="paragraph" style:parent-style-name="Standard">
      <style:text-properties style:font-name="Helvetica" officeooo:rsid="00119027" officeooo:paragraph-rsid="00119027"/>
    </style:style>
    <style:style style:name="P21" style:family="paragraph" style:parent-style-name="Standard">
      <style:text-properties style:font-name="Helvetica" officeooo:rsid="00119027" officeooo:paragraph-rsid="001f7382"/>
    </style:style>
    <style:style style:name="P22" style:family="paragraph" style:parent-style-name="Standard">
      <style:text-properties style:font-name="Helvetica" fo:font-size="13pt" style:text-underline-style="solid" style:text-underline-width="auto" style:text-underline-color="font-color" officeooo:rsid="00119027" officeooo:paragraph-rsid="0015cbe1" style:font-size-asian="13pt" style:font-size-complex="13pt"/>
    </style:style>
    <style:style style:name="P23" style:family="paragraph" style:parent-style-name="Standard">
      <style:text-properties style:font-name="Helvetica" fo:font-size="13pt" style:text-underline-style="solid" style:text-underline-width="auto" style:text-underline-color="font-color" officeooo:rsid="00119027" officeooo:paragraph-rsid="001f7382" style:font-size-asian="13pt" style:font-size-complex="13pt"/>
    </style:style>
    <style:style style:name="P24" style:family="paragraph" style:parent-style-name="Standard">
      <style:text-properties style:font-name="Helvetica" fo:font-size="13pt" style:text-underline-style="solid" style:text-underline-width="auto" style:text-underline-color="font-color" officeooo:rsid="000ffa43" officeooo:paragraph-rsid="00199c92" style:font-size-asian="13pt" style:font-size-complex="13pt"/>
    </style:style>
    <style:style style:name="P25" style:family="paragraph" style:parent-style-name="Standard">
      <style:text-properties style:font-name="Helvetica" fo:font-size="13pt" style:text-underline-style="solid" style:text-underline-width="auto" style:text-underline-color="font-color" officeooo:rsid="0019dd73" officeooo:paragraph-rsid="0019dd73" style:font-size-asian="13pt" style:font-size-complex="13pt"/>
    </style:style>
    <style:style style:name="P26" style:family="paragraph" style:parent-style-name="Standard" style:list-style-name="L9">
      <style:text-properties style:font-name="Helvetica" fo:font-size="13pt" style:text-underline-style="none" officeooo:rsid="00119027" officeooo:paragraph-rsid="00199c92" style:font-size-asian="13pt" style:font-size-complex="13pt"/>
    </style:style>
    <style:style style:name="P27" style:family="paragraph" style:parent-style-name="Standard">
      <style:text-properties style:font-name="Helvetica" fo:font-size="13pt" style:text-underline-style="none" officeooo:rsid="00119027" officeooo:paragraph-rsid="0019dd73" style:font-size-asian="13pt" style:font-size-complex="13pt"/>
    </style:style>
    <style:style style:name="P28" style:family="paragraph" style:parent-style-name="Standard">
      <style:text-properties style:font-name="Helvetica" officeooo:paragraph-rsid="0015cbe1"/>
    </style:style>
    <style:style style:name="P29" style:family="paragraph" style:parent-style-name="Standard" style:list-style-name="L7">
      <style:text-properties style:font-name="Helvetica" officeooo:paragraph-rsid="00199c92"/>
    </style:style>
    <style:style style:name="P30" style:family="paragraph" style:parent-style-name="Standard" style:list-style-name="L8">
      <style:text-properties style:font-name="Helvetica" officeooo:paragraph-rsid="00199c92"/>
    </style:style>
    <style:style style:name="P31" style:family="paragraph" style:parent-style-name="Standard" style:list-style-name="L9">
      <style:text-properties style:font-name="Helvetica" officeooo:paragraph-rsid="00199c92"/>
    </style:style>
    <style:style style:name="P32" style:family="paragraph" style:parent-style-name="Standard">
      <style:text-properties style:font-name="Helvetica" officeooo:paragraph-rsid="00199c92"/>
    </style:style>
    <style:style style:name="P33" style:family="paragraph" style:parent-style-name="Standard">
      <style:text-properties style:font-name="Helvetica" fo:font-size="12pt" style:text-underline-style="none" officeooo:rsid="00119027" officeooo:paragraph-rsid="0019dd73" style:font-size-asian="12pt" style:font-size-complex="12pt"/>
    </style:style>
    <style:style style:name="P34" style:family="paragraph" style:parent-style-name="Standard">
      <style:text-properties style:font-name="Helvetica" fo:font-size="12pt" style:text-underline-style="none" officeooo:rsid="00119027" officeooo:paragraph-rsid="001f7382" style:font-size-asian="12pt" style:font-size-complex="12pt"/>
    </style:style>
    <style:style style:name="P35" style:family="paragraph" style:parent-style-name="Standard" style:list-style-name="L9">
      <style:text-properties style:font-name="Helvetica" fo:font-size="12pt" style:text-underline-style="none" officeooo:rsid="001bca76" officeooo:paragraph-rsid="001bca76" style:font-size-asian="12pt" style:font-size-complex="12pt"/>
    </style:style>
    <style:style style:name="P36" style:family="paragraph" style:parent-style-name="Standard" style:list-style-name="L9">
      <style:text-properties style:font-name="Helvetica" fo:font-size="12pt" style:text-underline-style="none" officeooo:rsid="001bca76" officeooo:paragraph-rsid="001e2bed" style:font-size-asian="12pt" style:font-size-complex="12pt"/>
    </style:style>
    <style:style style:name="P37" style:family="paragraph" style:parent-style-name="Standard">
      <style:text-properties style:font-name="Helvetica" fo:font-size="12pt" style:text-underline-style="none" officeooo:rsid="001bca76" officeooo:paragraph-rsid="001e2bed" style:font-size-asian="12pt" style:font-size-complex="12pt"/>
    </style:style>
    <style:style style:name="P38" style:family="paragraph" style:parent-style-name="Standard" style:list-style-name="L9">
      <style:text-properties style:font-name="Helvetica" fo:font-size="12pt" style:text-underline-style="none" officeooo:rsid="001d2b36" officeooo:paragraph-rsid="001d2b36" style:font-size-asian="12pt" style:font-size-complex="12pt"/>
    </style:style>
    <style:style style:name="P39" style:family="paragraph" style:parent-style-name="Standard" style:list-style-name="L12">
      <style:text-properties style:font-name="Helvetica" fo:font-size="12pt" style:text-underline-style="none" officeooo:rsid="001d2b36" officeooo:paragraph-rsid="001d2b36" style:font-size-asian="12pt" style:font-size-complex="12pt"/>
    </style:style>
    <style:style style:name="P40" style:family="paragraph" style:parent-style-name="Standard" style:list-style-name="L12">
      <style:text-properties style:font-name="Helvetica" fo:font-size="12pt" style:text-underline-style="none" officeooo:rsid="001d2b36" officeooo:paragraph-rsid="001e2bed" style:font-size-asian="12pt" style:font-size-complex="12pt"/>
    </style:style>
    <style:style style:name="P41" style:family="paragraph" style:parent-style-name="Standard">
      <style:text-properties style:font-name="Helvetica" fo:font-size="12pt" style:text-underline-style="none" officeooo:rsid="001d2b36" officeooo:paragraph-rsid="001e2bed" style:font-size-asian="12pt" style:font-size-complex="12pt"/>
    </style:style>
    <style:style style:name="P42" style:family="paragraph" style:parent-style-name="Standard">
      <style:text-properties style:font-name="Helvetica" officeooo:paragraph-rsid="001bca76"/>
    </style:style>
    <style:style style:name="P43" style:family="paragraph" style:parent-style-name="Standard" style:list-style-name="L10">
      <style:text-properties style:font-name="Helvetica" officeooo:rsid="001bca76" officeooo:paragraph-rsid="001bca76"/>
    </style:style>
    <style:style style:name="P44" style:family="paragraph" style:parent-style-name="Standard">
      <style:text-properties fo:font-size="13pt" style:text-underline-style="solid" style:text-underline-width="auto" style:text-underline-color="font-color" officeooo:rsid="0018b9b6" officeooo:paragraph-rsid="0018b9b6" style:font-size-asian="13pt" style:font-size-complex="13pt"/>
    </style:style>
    <style:style style:name="P45" style:family="paragraph" style:parent-style-name="Standard">
      <style:text-properties officeooo:paragraph-rsid="0016faaf"/>
    </style:style>
    <style:style style:name="P46" style:family="paragraph" style:parent-style-name="Standard">
      <style:text-properties officeooo:paragraph-rsid="0013cfe4"/>
    </style:style>
    <style:style style:name="P47" style:family="paragraph" style:parent-style-name="Standard" style:list-style-name="L9">
      <style:text-properties officeooo:paragraph-rsid="00199c92"/>
    </style:style>
    <style:style style:name="T1" style:family="text">
      <style:text-properties officeooo:rsid="000ffa43"/>
    </style:style>
    <style:style style:name="T2" style:family="text">
      <style:text-properties officeooo:rsid="000ffd25"/>
    </style:style>
    <style:style style:name="T3" style:family="text">
      <style:text-properties officeooo:rsid="0011ec0a"/>
    </style:style>
    <style:style style:name="T4" style:family="text">
      <style:text-properties officeooo:rsid="0013cfe4"/>
    </style:style>
    <style:style style:name="T5" style:family="text">
      <style:text-properties style:font-name="Helvetica"/>
    </style:style>
    <style:style style:name="T6" style:family="text">
      <style:text-properties style:font-name="Helvetica" officeooo:rsid="0013cfe4"/>
    </style:style>
    <style:style style:name="T7" style:family="text">
      <style:text-properties style:font-name="Helvetica" officeooo:rsid="0016faaf"/>
    </style:style>
    <style:style style:name="T8" style:family="text">
      <style:text-properties style:font-name="Helvetica" officeooo:rsid="00199c92"/>
    </style:style>
    <style:style style:name="T9" style:family="text">
      <style:text-properties officeooo:rsid="0016faaf"/>
    </style:style>
    <style:style style:name="T10" style:family="text">
      <style:text-properties officeooo:rsid="0018b9b6"/>
    </style:style>
    <style:style style:name="T11" style:family="text">
      <style:text-properties officeooo:rsid="00199c92"/>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officeooo:rsid="0015cbe1" style:font-size-asian="14pt" style:font-weight-asian="bold" style:font-size-complex="14pt" style:font-weight-complex="bold"/>
    </style:style>
    <style:style style:name="T14" style:family="text">
      <style:text-properties fo:font-size="14pt" fo:font-weight="bold" officeooo:rsid="00199c92" style:font-size-asian="14pt" style:font-weight-asian="bold" style:font-size-complex="14pt" style:font-weight-complex="bold"/>
    </style:style>
    <style:style style:name="T15" style:family="text">
      <style:text-properties fo:font-size="14pt" fo:font-weight="bold" officeooo:rsid="0013cfe4" style:font-size-asian="14pt" style:font-weight-asian="bold" style:font-size-complex="14pt" style:font-weight-complex="bold"/>
    </style:style>
    <style:style style:name="T16" style:family="text">
      <style:text-properties officeooo:rsid="0019dd73"/>
    </style:style>
    <style:style style:name="T17" style:family="text">
      <style:text-properties fo:font-size="12pt" officeooo:rsid="00199c92" style:font-size-asian="12pt" style:font-size-complex="12pt"/>
    </style:style>
    <style:style style:name="T18" style:family="text">
      <style:text-properties officeooo:rsid="001bca76"/>
    </style:style>
    <style:style style:name="T19" style:family="text">
      <style:text-properties officeooo:rsid="001e2b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AMMATION SYSTEME – RAPPORT</text:p>
      <text:p text:style-name="P9"/>
      <text:p text:style-name="P9"/>
      <text:p text:style-name="P9"/>
      <text:p text:style-name="P9"/>
      <text:p text:style-name="P11">Thème : </text:p>
      <text:p text:style-name="P9"/>
      <text:p text:style-name="P9">Appels de Procédures Distantes, en version </text:p>
      <text:p text:style-name="P9">« locale » </text:p>
      <text:p text:style-name="P9"/>
      <text:p text:style-name="P9"/>
      <text:p text:style-name="P9"/>
      <text:p text:style-name="P9"/>
      <text:p text:style-name="P9"/>
      <text:p text:style-name="P9">Présenté par :</text:p>
      <text:p text:style-name="P9"/>
      <text:p text:style-name="P9">Mohamed Beddiaf</text:p>
      <text:p text:style-name="P9">Safir Medjeber</text:p>
      <text:p text:style-name="P9">Celia Hammouche</text:p>
      <text:p text:style-name="P9"/>
      <text:p text:style-name="P9"/>
      <text:p text:style-name="P9">Juin 2015</text:p>
      <text:p text:style-name="P8"/>
      <text:p text:style-name="P8"/>
      <text:p text:style-name="P8"/>
      <text:p text:style-name="P8"/>
      <text:p text:style-name="P1"/>
      <text:p text:style-name="P1"/>
      <text:p text:style-name="P1"/>
      <text:p text:style-name="P5"><text:soft-page-break/>1 – Modèle Client-Serveur :</text:p>
      <text:p text:style-name="P1"/>
      <text:p text:style-name="P6"><text:span text:style-name="T3">a) </text:span>Choix de protocoles de communication :</text:p>
      <text:p text:style-name="P1"/>
      <text:p text:style-name="P13"><text:tab/><text:span text:style-name="T9">Pour ce modèle, n</text:span>ous avons choisi les sockets Unix <text:span text:style-name="T9">de type stream </text:span>comme moyen de communication <text:span text:style-name="T9">pour les raisons suivantes</text:span> :</text:p>
      <text:p text:style-name="P1"/>
      <text:p text:style-name="P1"><text:tab/>- <text:span text:style-name="T2">aucun partage de données communes</text:span></text:p>
      <text:p text:style-name="P1"><text:tab/>- <text:span text:style-name="T2">communication bi-directionnelle, contrairement aux tubes</text:span></text:p>
      <text:p text:style-name="P45"><text:span text:style-name="T5"><text:tab/>- </text:span><text:span text:style-name="T7">fiabilité de la connexion</text:span></text:p>
      <text:p text:style-name="P46"/>
      <text:p text:style-name="P44"><text:span text:style-name="T8">b</text:span><text:span text:style-name="T5">) Communication : </text:span></text:p>
      <text:list xml:id="list8112689509184440742" text:style-name="L5">
        <text:list-header>
          <text:p text:style-name="P16"/>
        </text:list-header>
        <text:list-item>
          <text:p text:style-name="P16"><text:span text:style-name="T18">Envoi des requêtes </text:span>:</text:p>
          <text:p text:style-name="P16"/>
        </text:list-item>
      </text:list>
      <text:list xml:id="list6259284878509810312" text:style-name="L10">
        <text:list-item>
          <text:p text:style-name="P43">le client entre les données qu'il souhaite envoyer c'est-à-dire le nom de la fonction et ses arguments puis les transmet au serveur via la socket</text:p>
        </text:list-item>
      </text:list>
      <text:list xml:id="list232139459014120" text:continue-list="list8112689509184440742" text:style-name="L5">
        <text:list-header>
          <text:p text:style-name="P15"/>
        </text:list-header>
        <text:list-item>
          <text:p text:style-name="P16">Traitement des requêtes :</text:p>
          <text:p text:style-name="P15"/>
        </text:list-item>
      </text:list>
      <text:list xml:id="list2824743960351229717" text:style-name="L4">
        <text:list-item>
          <text:p text:style-name="P17">une fois le client accepté, le serveur délègue le traitement de la requête à un <text:span text:style-name="T10">fils,</text:span> <text:span text:style-name="T11">c</text:span>e dernier dispose d'un temps limite pour le faire. Si le temps est dépassé, il renvoie au client un résultat « <text:span text:style-name="T1">pas de réponse » </text:span>et coupe la communication</text:p>
        </text:list-item>
      </text:list>
      <text:p text:style-name="P2"/>
      <text:list xml:id="list2739076115146590131" text:style-name="L6">
        <text:list-item>
          <text:p text:style-name="P18">Réception des réponses :</text:p>
        </text:list-item>
      </text:list>
      <text:p text:style-name="P3"/>
      <text:list xml:id="list232139387915845" text:continue-list="list2824743960351229717" text:style-name="L4">
        <text:list-item>
          <text:p text:style-name="P19">lorsque le serveur envoie sa réponse, le client a deux informations à traiter. Le type de réponse du serveur (ok, erreur etc,) et si tout s'est bien passé, on affiche le résultat de la fonction <text:span text:style-name="T11">sinon on précise le type de l'erreur</text:span></text:p>
        </text:list-item>
      </text:list>
      <text:p text:style-name="P3"/>
      <text:p text:style-name="P7"><text:span text:style-name="T11">c) </text:span>Tests :</text:p>
      <text:p text:style-name="P4"/>
      <text:p text:style-name="P4"><text:span text:style-name="T11">Voir </text:span><text:s/><text:span text:style-name="T11">fichier test_model_C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8"><text:soft-page-break/><text:span text:style-name="T14">2</text:span><text:span text:style-name="T12"> – Modèle </text:span><text:span text:style-name="T13">Distribué</text:span><text:span text:style-name="T12"> :</text:span></text:p>
      <text:p text:style-name="P28"/>
      <text:p text:style-name="P22"><text:span text:style-name="T3">a) </text:span>Choix de protocoles de communication :</text:p>
      <text:p text:style-name="P22"/>
      <text:p text:style-name="P27"><text:tab/><text:span text:style-name="T17">Pour ce modèle, nous utilisons également des socket Unix de type stream pour faire communiquer les clients entre eux. Cependant, nous avons ajouté un système supplémentaire afin de permettre à un client d'obtenir des informations sur les autres clients. </text:span></text:p>
      <text:p text:style-name="P33"><text:span text:style-name="T11"><text:tab/>Le principe repose sur deux segments de mémoire partagée. Le premier contient les informations des clients (pid, fonctions qu'il possède et path de sa socket) ainsi que la position de chacun. Le second contient la position du prochain client souhaitant se connecter au premier segment. Nous disposons d'un troisième segment qui conserve le nombre de clients connectés. Cela permet au dernier client quittant l'application de détruire les segment de mémoire.</text:span></text:p>
      <text:p text:style-name="P33"><text:tab/><text:span text:style-name="T16">Nous avons choisi ce moyen de communication car il s'agit du moyen le plus efficace et le moins contraignant pour tenir au courant tous les clients des informations utiles quant à l'envoi des requêtes. </text:span></text:p>
      <text:p text:style-name="P24"/>
      <text:p text:style-name="P24"/>
      <text:p text:style-name="P25">b) Communication :</text:p>
      <text:p text:style-name="P24"/>
      <text:list xml:id="list232140334799340" text:continue-list="list232139459014120" text:style-name="L5">
        <text:list-item>
          <text:p text:style-name="P16"><text:span text:style-name="T18">Envoi des requêtes </text:span>:</text:p>
        </text:list-item>
      </text:list>
      <text:p text:style-name="P42"/>
      <text:list xml:id="list4450885193234397279" text:style-name="L9">
        <text:list-item>
          <text:p text:style-name="P35">le client entre l'expression arithmétique qu'il souhaite effectuer puis la met en forme polonaise</text:p>
        </text:list-item>
        <text:list-item>
          <text:p text:style-name="P35">il traite les opérations une par une. S'il sait effectuer cette fonction, il le fera lui-même, sinon il fera appel à un client capable de le faire. Il le contactera grâce aux informations du segment de mémoire partagée</text:p>
        </text:list-item>
        <text:list-item>
          <text:p text:style-name="P38">il transforme alors l'opération sous la forme d'arguments pour le modèle et envoie le tout au client concerné</text:p>
        </text:list-item>
      </text:list>
      <text:p text:style-name="P24"/>
      <text:list xml:id="list4027046045579651977" text:style-name="L12">
        <text:list-item>
          <text:p text:style-name="P40">Traitement des requêtes :</text:p>
        </text:list-item>
      </text:list>
      <text:p text:style-name="P41"/>
      <text:list xml:id="list232140380380168" text:continue-list="list4450885193234397279" text:style-name="L9">
        <text:list-item>
          <text:p text:style-name="P36">le client <text:span text:style-name="T19">délègue le traitement des requêtes à un fils et c'est lui qui s'occupera d'effectuer les opérations</text:span></text:p>
        </text:list-item>
      </text:list>
      <text:list xml:id="list232139608359354" text:continue-list="list4027046045579651977" text:style-name="L12">
        <text:list-header>
          <text:p text:style-name="P40"/>
        </text:list-header>
        <text:list-item>
          <text:p text:style-name="P40"><text:span text:style-name="T19">R</text:span>éception des réponses :</text:p>
          <text:p text:style-name="P39"/>
        </text:list-item>
      </text:list>
      <text:list xml:id="list232140684333537" text:continue-list="list232140380380168" text:style-name="L9">
        <text:list-item>
          <text:p text:style-name="P36"><text:span text:style-name="T19">comme dans le modèle client-serveur, </text:span>le client <text:span text:style-name="T19">reçoit un type de réponse (bon ou mauvais) ainsi que le résultat si tout s'est bien passé, il continue alors le parcours de son expression avec le résultat obtenu</text:span></text:p>
        </text:list-item>
      </text:list>
      <text:p text:style-name="P37"/>
      <text:p text:style-name="P23"><text:span text:style-name="T11">c) </text:span>Tests :</text:p>
      <text:p text:style-name="P21"/>
      <text:p text:style-name="P34"><text:span text:style-name="T11">Voir </text:span><text:s/><text:span text:style-name="T11">fichier test_model_D</text:span></text:p>
      <text:p text:style-name="P34"/>
      <text:p text:style-name="P24"/>
      <text:p text:style-name="P24"><text:soft-page-break/><text:span text:style-name="T14">3</text:span><text:span text:style-name="T15"> – </text:span><text:span text:style-name="T14">Sérilisation/Dessérialisation</text:span><text:span text:style-name="T15"> :</text:span></text:p>
      <text:p text:style-name="P32"/>
      <text:list xml:id="list4442201894956100881" text:style-name="L1">
        <text:list-item>
          <text:p text:style-name="P14">Sérialisation :</text:p>
        </text:list-item>
      </text:list>
      <text:p text:style-name="P32"/>
      <text:list xml:id="list8232510428971328497" text:style-name="L7">
        <text:list-item>
          <text:p text:style-name="P29">on utilise un tableau de char (buffer) pour sérialiser les données</text:p>
        </text:list-item>
        <text:list-item>
          <text:p text:style-name="P29">on sérialise chaque type d'argument séparément <text:span text:style-name="T10">(int, char*)</text:span></text:p>
        </text:list-item>
        <text:list-item>
          <text:p text:style-name="P29"><text:span text:style-name="T10">les fonctions chargés de cela, serviront à sérialiser un argument de type struct arg et ainsi sérialiser le tableau d'arguments utilisé lors de l'envoi</text:span> </text:p>
        </text:list-item>
      </text:list>
      <text:p text:style-name="P32"/>
      <text:list xml:id="list8549618523085320892" text:style-name="L8">
        <text:list-item>
          <text:p text:style-name="P30">Dessérialisation :</text:p>
        </text:list-item>
      </text:list>
      <text:p text:style-name="P32"/>
      <text:list xml:id="list232139023527417" text:continue-list="list232140684333537" text:style-name="L9">
        <text:list-item>
          <text:p text:style-name="P31">on récupère le nom de la fonction, ainsi que le nombre d'arguments</text:p>
        </text:list-item>
        <text:list-item>
          <text:p text:style-name="P47"><text:span text:style-name="T6">o</text:span><text:span text:style-name="T5">n vérifie ensuite que la fonction existe bien, et que le nombre d'arguments est bon</text:span></text:p>
        </text:list-item>
        <text:list-item>
          <text:p text:style-name="P26"><text:span text:style-name="T4">l</text:span>e cas <text:s/>échéant, on récupère les arguments de la fonction (on les met dans un tableau de struct arg) en testant s'ils sont bons. Et ainsi on peut lancer la fonction demandée et renvoyer le résultat de celle-c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fir Medjeber</meta:initial-creator>
    <meta:creation-date>2015-06-01T13:37:57</meta:creation-date>
    <dc:date>2015-06-03T23:21:38.100890687</dc:date>
    <dc:creator>seira </dc:creator>
    <meta:editing-duration>PT6H56M30S</meta:editing-duration>
    <meta:editing-cycles>6</meta:editing-cycles>
    <meta:generator>LibreOffice/4.2.6.3$Linux_x86 LibreOffice_project/420m0$Build-3</meta:generator>
    <meta:document-statistic meta:table-count="0" meta:image-count="0" meta:object-count="0" meta:page-count="4" meta:paragraph-count="55" meta:word-count="649" meta:character-count="3791" meta:non-whitespace-character-count="3198"/>
  </office:meta>
</office:document-meta>
</file>